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2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background-color="transparent"/>
    </style:style>
    <style:style style:name="T2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LIBRATION CERTIFICATE</text:p>
      <text:p text:style-name="P22"><text:span text:style-name="T20">Type: BDKG-</text:span><text:span text:style-name="T21">2</text:span><text:span text:style-name="T20">2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25">/</text:span><text:span text:style-name="T11">N</text:span><text:span text:style-name="T25">: </text:span><text:span text:style-name="T11"><text:s text:c="2"/></text:span><text:span text:style-name="T26">$allSerial</text:span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5">BDKG-22: ±20%</text:p>
      <text:p text:style-name="P13"/>
      <text:p text:style-name="P3">Operating conditions:</text:p>
      <text:p text:style-name="P34"><text:span text:style-name="T10">- Air temperature<text:tab/></text:span><text:span text:style-name="T22"><text:tab/><text:tab/><text:tab/><text:tab/>+</text:span><text:span text:style-name="T10">$temp</text:span><text:span text:style-name="T22"> °</text:span><text:span text:style-name="T10">C</text:span></text:p>
      <text:p text:style-name="P34"><text:span text:style-name="T10">- Atmospheric pressure<text:tab/></text:span><text:span text:style-name="T10"><text:tab/><text:tab/><text:tab/>98,5 kPa</text:span></text:p>
      <text:p text:style-name="P34"><text:span text:style-name="T10">- Relative humidity<text:tab/><text:tab/></text:span><text:span text:style-name="T10"><text:tab/><text:tab/>$vlag %</text:span></text:p>
      <text:p text:style-name="P35">- Gamma radiation background<text:tab/><text:tab/><text:tab/>$bground <text:s/>nSv/h</text:p>
      <text:p text:style-name="Standard"><text:span text:style-name="Знак_20_примечания"/></text:p>
      <text:p text:style-name="P21"><text:span text:style-name="Знак_20_примечания"><text:span text:style-name="T6">$facility_13+11eng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8">BDKG-22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8">Dose rate at check point <text:span text:style-name="T14">Ḣ</text:span><text:span text:style-name="T17">oi</text:span><text:span text:style-name="T23">(10)</text:span></text:p>
          </table:table-cell>
          <table:table-cell table:style-name="t1.B2" table:number-rows-spanned="3" office:value-type="string">
            <text:p text:style-name="P32">Radia-tion source <text:s/>number</text:p>
          </table:table-cell>
          <table:table-cell table:style-name="t1.B2" table:number-rows-spanned="3" office:value-type="string">
            <text:p text:style-name="P29">Distan-ce to source, </text:p>
            <text:p text:style-name="P30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9"><text:span text:style-name="T27">Relative gamma radiation dose rate measure-ment</text:span> error</text:p>
            <text:p text:style-name="P33"><text:span text:style-name="T14">θ</text:span><text:span text:style-name="T18">пр</text:span><text:span text:style-name="T17">i</text:span>, %</text:p>
          </table:table-cell>
          <table:table-cell table:style-name="t1.B2" table:number-rows-spanned="3" office:value-type="string">
            <text:p text:style-name="P31">Confidence limit of the intrinsic <text:s/>relative error <text:span text:style-name="T28">Δ</text:span><text:span text:style-name="T17">i</text:span>, % during calibration</text:p>
          </table:table-cell>
          <table:table-cell table:style-name="t1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25"><text:span text:style-name="T8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8">Average value</text:span>, <text:span text:style-name="T9">H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4">H</text:span><text:span text:style-name="T15">1</text:span></text:p>
          </table:table-cell>
          <table:table-cell table:style-name="t1.D3" office:value-type="string">
            <text:p text:style-name="P25"><text:span text:style-name="T9">H</text:span><text:span text:style-name="T15">2</text:span></text:p>
          </table:table-cell>
          <table:table-cell table:style-name="t1.D3" office:value-type="string">
            <text:p text:style-name="P25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,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19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23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250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46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8:54.09</dc:date>
    <meta:print-date>2019-04-03T15:18:00</meta:print-date>
    <meta:editing-cycles>142</meta:editing-cycles>
    <meta:editing-duration>PT10H25M6S</meta:editing-duration>
    <meta:generator>OpenOffice/4.1.6$Win32 OpenOffice.org_project/416m1$Build-9790</meta:generator>
    <meta:document-statistic meta:table-count="2" meta:image-count="1" meta:object-count="0" meta:page-count="1" meta:paragraph-count="123" meta:word-count="210" meta:character-count="1343"/>
  </office:meta>
</office:document-meta>
</file>